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Constructor.getSuper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assDeclarationImpl.getSup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onstructor.isPubl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onstructor.isProtec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onstructor.updateD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assDeclarationImpl.getDelegateX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onstructor.isPackagePriv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onstructor.isStat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onstructor.isPriv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onstructor.isAbstra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onstructor.getModifi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assDeclarationImpl.ClassDeclarationImpl( XClass deleg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onstructor.throwsException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onstructor.isNa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onstructor.getContaining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onstructor.get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onstructor.getParameter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Constructor.getSignature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Constructor.getD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onstructor.isFin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onstructor.getThrownExcep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Constructor.getModifierSpecifi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Constructor.getXJavaD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lassDeclarationImpl.getConstructor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DefaultConstructor.getSuperInterface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Constructor.getContainingPack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onstructo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Constructor.isSynchroniz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onstructor.isConstru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onstructor.compareTo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Constructor.DefaultConstructor( XClass containingC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Constructor.getNameWithSignature( boolean b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